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LineBreakUtils.convertLineBreakProperties( String lineBreakFileName , String propertyValueFileName , String breakPairFileName , String outFileName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125">
            <text:p text:style-name="Table_20_Contents">125</text:p>
          </table:table-cell>
          <table:table-cell office:value-type="float" office:value="391">
            <text:p text:style-name="Table_20_Contents">391</text:p>
          </table:table-cell>
        </table:table-row>
        <table:table-row>
          <table:table-cell office:value-type="string">
            <text:p text:style-name="Table_20_Contents">GenerateLineBreakUtils.readLineBreakProperties( String lineBreakFileName , String propertyValueFile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GenerateLineBreakUtils.optimizeBlocks( String lineBreakFileName , String propertyValueFile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GenerateLineBreakUtils.main( String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